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 é o curso de Orientação a Objetos com Java.</text:span><text:span text:style-name="T2"> </text:span><text:span text:style-name="T1">Eu sou o Eduardo Guerra e hoje vamos estar falando aqui sobre níveis de abstração.</text:span><text:span text:style-name="T2"> </text:span><text:span text:style-name="T1">A gente aprendeu aí a parte de classes, como funciona ali objeto, abstração.</text:span><text:span text:style-name="T2"> </text:span><text:span text:style-name="T1">Hoje vamos ver como é que acontece quando essa abstração acontece</text:span><text:span text:style-name="T2"> </text:span><text:span text:style-name="T1">vários níveis diferentes.</text:span><text:span text:style-name="T2"> </text:span><text:span text:style-name="T1">Então, espero que vocês lembrem aí das outras aulas, o nosso exemplo dos nossos</text:span><text:span text:style-name="T2"> </text:span><text:span text:style-name="T1">gatinhos, aí, o gatinho abstrato, o gatinho concreto.</text:span><text:span text:style-name="T2"> </text:span><text:span text:style-name="T1">Tem se você pegar aí por exemplo, o Garfield é gato concreto,</text:span><text:span text:style-name="T2"> </text:span><text:span text:style-name="T1">se eu falar gato, de uma forma geral, eu estou falando da abstração,</text:span><text:span text:style-name="T2"> </text:span><text:span text:style-name="T1">então a gente apredeu esse nível que é o abstrato e o concreto,</text:span><text:span text:style-name="T2"> </text:span><text:span text:style-name="T1">dentro de Orientação a Objetos como é que funciona.</text:span><text:span text:style-name="T2"> </text:span><text:span text:style-name="T1">A questão, é que a gente pode ter vários níveis de abstração.</text:span><text:span text:style-name="T2"> </text:span><text:span text:style-name="T1">Então, se eu estou falando por exemplo, felino, eu estou pensando numa coisa que</text:span><text:span text:style-name="T2"> </text:span><text:span text:style-name="T1">também é uma abstração, e ela é mais genérico do que o gato,</text:span><text:span text:style-name="T2"> </text:span><text:span text:style-name="T1">apesar de o gato ser felino ele também não é concreto.</text:span><text:span text:style-name="T2"> </text:span><text:span text:style-name="T1">Por outro lado se eu pegar aí por exemplo, e falar assim por exemplo, eu tenho gato</text:span><text:span text:style-name="T2"> </text:span><text:span text:style-name="T1">de rua, não é todo o gato, de repente, o gato de rua ele tem ali comportamento</text:span><text:span text:style-name="T2"> </text:span><text:span text:style-name="T1">diferenciado, ele tem características diferenciadas do gato normal,</text:span><text:span text:style-name="T2"> </text:span><text:span text:style-name="T1">só que eu estou especializando o gato, eu estou pegando aquele conceito,</text:span><text:span text:style-name="T2"> </text:span><text:span text:style-name="T1">aquela abstração que eu tinha e estou tornando ela mais específica.</text:span><text:span text:style-name="T2"> </text:span><text:span text:style-name="T1">Então, eu tenho que por exemplo, todo o gato é felino e todo o gato de rua é gato,</text:span><text:span text:style-name="T2"> </text:span><text:span text:style-name="T1">mas são todos são abstrações, se eu pensar termos de classes, eu teria por exemplo,</text:span><text:span text:style-name="T2"> </text:span><text:span text:style-name="T1">todos ali poderiam ser classes do meu sistema e até instâncias,</text:span><text:span text:style-name="T2"> </text:span><text:span text:style-name="T1">só que são classes diferentes níveis de abstração.</text:span><text:span text:style-name="T2"> </text:span><text:span text:style-name="T1">Vou pegar num exemplo aqui mais concreto e olhar pouquinho para o código.</text:span><text:span text:style-name="T2"> </text:span><text:span text:style-name="T1">Então imagina o seguinte, eu tenho aqui a classe Empregado,</text:span><text:span text:style-name="T2"> </text:span><text:span text:style-name="T1">tem nome, idade, salário e tenho também a classe Gerente,</text:span><text:span text:style-name="T2"> </text:span><text:span text:style-name="T1">que além do nome, idade e salário, ele tem também o bónus.</text:span><text:span text:style-name="T2"> </text:span><text:span text:style-name="T1">Ou seja, ele tem uma característica adicional ali.</text:span><text:span text:style-name="T2"> </text:span><text:span text:style-name="T1">Se eu olhar, essas duas classes aqui estão com o código duplicado,</text:span><text:span text:style-name="T2"> </text:span><text:span text:style-name="T1">apesar de não ser código, assim de método, de comportamento,</text:span><text:span text:style-name="T2"> </text:span><text:span text:style-name="T1">eu tenho ali grupo de dados que está duplicado,</text:span><text:span text:style-name="T2"> </text:span><text:span text:style-name="T1">apesar de por exemplo, na classe Gerente eu ter ali o bónus.</text:span><text:span text:style-name="T2"> </text:span><text:span text:style-name="T1">Então, vamos tentar pensar, como é que a gente conseguiria, a gente poderia</text:span><text:span text:style-name="T2"> </text:span><text:span text:style-name="T1">estar criando uma situação ou uma solução que evitaria eu duplicar esse código.</text:span><text:span text:style-name="T2"> </text:span><text:span text:style-name="T1">Uma solução, que eu acredito que alguns de vocês tenham pensado,</text:span><text:span text:style-name="T2"> </text:span><text:span text:style-name="T1">é de repente estar colocando tudo isso dentro de uma classe só.</text:span><text:span text:style-name="T2"> </text:span><text:span text:style-name="T1">Então falou assim, eu vou colocar ali, vou chamar a classe de Emprego e aí o</text:span><text:span text:style-name="T2"> </text:span><text:span text:style-name="T1">Gerentes que também são empregados eu vou colocar ali,</text:span><text:span text:style-name="T2"> </text:span><text:span text:style-name="T1">só que eu vou ter a informação de bónus e essa informação para quando eu tiver</text:span><text:span text:style-name="T2"> </text:span><text:span text:style-name="T1">funcionário comum vai ser 0 e aí quando for gerente ela vai ter valor,</text:span><text:span text:style-name="T2"> </text:span><text:span text:style-name="T1">seria meio que como se fosse atributo opcional, dependendo se é gerente ou não.</text:span><text:span text:style-name="T2"> </text:span><text:span text:style-name="T1">E aí, agora eu vou falar para vocês porque é que isso dai não é uma boa ideia.</text:span><text:span text:style-name="T2"> </text:span><text:span text:style-name="T1">Imagine por exemplo, se você tem métodos específicos do gerente, por exemplo,</text:span><text:span text:style-name="T2"> </text:span><text:span text:style-name="T1">método para contratar empregado, ou método para demitir empregado.</text:span><text:span text:style-name="T2"> </text:span><text:span text:style-name="T1">Não seria legal que todo o empregado tivesse esses métodos,</text:span><text:span text:style-name="T2"> </text:span><text:span text:style-name="T1">ou que de repente eu tivesse ali tipo e por exemplo,</text:span><text:span text:style-name="T2"> </text:span><text:span text:style-name="T1">verificasse, então se o bónus não for 0 então eu não</text:span><text:span text:style-name="T2"> </text:span><text:span text:style-name="T1">vou deixar ele executar aquele método, porque nesse caso ele é gerente.</text:span><text:span text:style-name="T2"> </text:span><text:span text:style-name="T1">Isso daí não é legal.</text:span><text:span text:style-name="T2"> </text:span><text:span text:style-name="T1">Você tem métodos numa classe que você não pode usar para todos os objetos.</text:span><text:span text:style-name="T2"> </text:span><text:span text:style-name="T1">Outro motivo pelo qual isso aí não seria uma boa ideia, por exemplo,</text:span><text:span text:style-name="T2"> </text:span><text:span text:style-name="T1">a questão se eu tiver outro tipo de empregado,</text:span><text:span text:style-name="T2"> </text:span><text:span text:style-name="T1">então imagina que eu tenho ali tipo supervisor, então ele fala assim,</text:span><text:span text:style-name="T2"> </text:span><text:span text:style-name="T1">então vamos colocar ali mais algumas informações opcionais e aí</text:span><text:span text:style-name="T2"> </text:span><text:span text:style-name="T1">vai lá por exemplo, tem ali o período de supervisão e tem a sessão de supervisão.</text:span><text:span text:style-name="T2"> </text:span><text:span text:style-name="T1">Então o que é que acontece?</text:span><text:span text:style-name="T2"> </text:span><text:span text:style-name="T1">Para todo o supervisor e todo o empregado normal, o bónus seria 0,</text:span><text:span text:style-name="T2"> </text:span><text:span text:style-name="T1">aí para todo o gerente e para todo o empregado o período de</text:span><text:span text:style-name="T2"> </text:span><text:span text:style-name="T1">supervisão e a sessão de supervisão também ficariam vazios,</text:span><text:span text:style-name="T2"> </text:span><text:span text:style-name="T1">e aí se surgisse mais a gente teria mais uma série de</text:span><text:span text:style-name="T2"> </text:span><text:span text:style-name="T1">informações que se aplicaria só a tipo e ficaria vazio.</text:span><text:span text:style-name="T2"> </text:span><text:span text:style-name="T1">Eu, uma experiência minha, que eu tive dessa parte,</text:span><text:span text:style-name="T2"> </text:span><text:span text:style-name="T1">eu já vi por exemplo, sistemas que utilizavam isso, que tinham 5, 6 tipos,</text:span><text:span text:style-name="T2"> </text:span><text:span text:style-name="T1">que você de repente tinha ali uma classe, isso aí acontece muito por exemplo,</text:span><text:span text:style-name="T2"> </text:span><text:span text:style-name="T1">com tabela de banco de dados, e aí por exemplo, talvez umas 20 informações ali,</text:span><text:span text:style-name="T2"> </text:span><text:span text:style-name="T1">umas 15 são opcionais e aí a grande, a maioria dos objetos</text:span><text:span text:style-name="T2"> </text:span><text:span text:style-name="T1">que você vai ter daquela classe vão ficar com a maioria das informações vazias.</text:span><text:span text:style-name="T2"> </text:span><text:span text:style-name="T1">Isso aí não é interessante, porque ás vezes a pessoa está pegando uma classe,</text:span><text:span text:style-name="T2"> </text:span><text:span text:style-name="T1">"que informações é que eu posso obter daqui?" " não,</text:span><text:span text:style-name="T2"> </text:span><text:span text:style-name="T1">mas não é sempre que eu consigo", isso daí acaba confundindo bastante.</text:span><text:span text:style-name="T2"> </text:span><text:span text:style-name="T1">Eu já participei de projetos, já entrei projetos que isso</text:span><text:span text:style-name="T2"> </text:span><text:span text:style-name="T1">estava acontecendo e realmente acaba confundindo muito todo o mundo.</text:span><text:span text:style-name="T2"> </text:span><text:span text:style-name="T1">Uma informação que é importate e a gente não parou para pensar tanto,</text:span><text:span text:style-name="T2"> </text:span><text:span text:style-name="T1">é que o empregado, ele, o gerente ele é empregado, então,</text:span><text:span text:style-name="T2"> </text:span><text:span text:style-name="T1">por mais que eu possa representar eles separado, ele é como se fosse tipo</text:span><text:span text:style-name="T2"> </text:span><text:span text:style-name="T1">especial de empregado, assim como o supervisor seria tipo especial</text:span><text:span text:style-name="T2"> </text:span><text:span text:style-name="T1">de empregado, que pode ter informações a mais, que pode ter métodos a mais,</text:span><text:span text:style-name="T2"> </text:span><text:span text:style-name="T1">ou talvez o método para o gerente que tem lá no empregado funciona pouco</text:span><text:span text:style-name="T2"> </text:span><text:span text:style-name="T1">diferente e essa relação de que é 1, ela é extremamente importante.</text:span><text:span text:style-name="T2"> </text:span><text:span text:style-name="T1">Então, a herança é recurso que a gente tem na Orientação a Objetos, que permite</text:span><text:span text:style-name="T2"> </text:span><text:span text:style-name="T1">que nós trabalhemos com diferentes níveis de abstração dentro de sistema.</text:span><text:span text:style-name="T2"> </text:span><text:span text:style-name="T1">Então, eu poderia ter por exemplo,</text:span><text:span text:style-name="T2"> </text:span><text:span text:style-name="T1">o Gerente estendendo a classe Empregado</text:span><text:span text:style-name="T2"> </text:span><text:span text:style-name="T1">e com isso especializando o comportamento, adicionando informações próprias.</text:span><text:span text:style-name="T2"> </text:span><text:span text:style-name="T1">Então nessa aula, a gente não vai ver a herança si,</text:span><text:span text:style-name="T2"> </text:span><text:span text:style-name="T1">ela está logo seguida na aula seguinte, mas antes de pensar herança,</text:span><text:span text:style-name="T2"> </text:span><text:span text:style-name="T1">a gente tem que entender porque é que ela é necessária.</text:span><text:span text:style-name="T2"> </text:span><text:span text:style-name="T1">Que é essa a questão de você poder ter vários níveis de abstração dentro de</text:span><text:span text:style-name="T2"> </text:span><text:span text:style-name="T1">sistema, ou seja, determinado momento você quer uma </text:span><text:soft-page-break/><text:span text:style-name="T1">coisa mais geral,</text:span><text:span text:style-name="T2"> </text:span><text:span text:style-name="T1">e outro momento você quer coisas mais específicas.</text:span><text:span text:style-name="T2"> </text:span><text:span text:style-name="T1">E aí você tem como encadear, por exemplo, eu posso querer terno meu empregado mais</text:span><text:span text:style-name="T2"> </text:span><text:span text:style-name="T1">genérico e posso querer ter o gerente que pode ter comportamentos mais específicos,</text:span><text:span text:style-name="T2"> </text:span><text:span text:style-name="T1">o supervisor que tem comportamentos mais específicos.</text:span><text:span text:style-name="T2"> </text:span><text:span text:style-name="T1">Espero que com isso, a gente tenha ficado claro, o que é que são esses níveis</text:span><text:span text:style-name="T2"> </text:span><text:span text:style-name="T1">de abstração que a gente pode ter entre as classes e entender como é que</text:span><text:span text:style-name="T2"> </text:span><text:span text:style-name="T1">isso daí é importante e necessário quando estamos representando domínio.</text:span><text:span text:style-name="T2"> </text:span><text:span text:style-name="T3">Muito obrigado, fique ligado na próxima aula, que aí sim,</text:span><text:span text:style-name="T2"> </text:span><text:span text:style-name="T3">vamos entrar na parte da herança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1.6.2$Windows_x86 LibreOffice_project/07ac168c60a517dba0f0d7bc7540f5afa45f0909</meta:generator>
    <dc:date>2017-01-22T11:15:46.757000000</dc:date>
    <meta:document-statistic meta:table-count="0" meta:image-count="0" meta:object-count="0" meta:page-count="2" meta:paragraph-count="1" meta:word-count="1157" meta:character-count="6454" meta:non-whitespace-character-count="5296"/>
    <meta:user-defined meta:name="Info 1"/>
    <meta:user-defined meta:name="Info 2"/>
    <meta:user-defined meta:name="Info 3"/>
    <meta:user-defined meta:name="Info 4"/>
  </office:meta>
</office:document-meta>
</file>